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84cm" fo:margin-left="-0.191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 style:master-page-name="">
      <loext:graphic-properties draw:fill="solid" draw:fill-color="#ff3333" draw:opacity="100%"/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style:writing-mode="lr-tb"/>
      <style:text-properties fo:color="#ffffff" style:font-name="DejaVu Sans1" fo:font-size="26pt" style:text-underline-style="solid" style:text-underline-width="auto" style:text-underline-color="font-color" style:font-size-asian="26pt" style:font-size-complex="26pt"/>
    </style:style>
    <style:style style:name="P2" style:family="paragraph" style:parent-style-name="Standard">
      <style:text-properties style:font-name="DejaVu Sans1"/>
    </style:style>
    <style:style style:name="P3" style:family="paragraph" style:parent-style-name="Standard">
      <style:text-properties style:font-name="DejaVu Sans1" fo:font-size="13pt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style:font-name="DejaVu Sans1" fo:font-size="13pt" style:font-size-asian="13pt" style:font-size-complex="13pt"/>
    </style:style>
    <style:style style:name="P5" style:family="paragraph" style:parent-style-name="Standard">
      <style:paragraph-properties fo:text-align="end" style:justify-single-word="false"/>
      <style:text-properties style:font-name="DejaVu Sans1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Footer" style:master-page-name="">
      <loext:graphic-properties draw:fill="solid" draw:fill-color="#ff3333" draw:opacity="100%"/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ffffff" style:font-name="DejaVu Sans1" fo:font-size="14pt" style:font-size-asian="14pt" style:font-size-complex="14pt"/>
    </style:style>
    <style:style style:name="P8" style:family="paragraph" style:parent-style-name="Header" style:master-page-name="">
      <loext:graphic-properties draw:fill="solid" draw:fill-color="#ff3333" draw:opacity="100%"/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ffffff" style:font-name="DejaVu Sans1" fo:font-size="14pt" fo:background-color="transparent" style:font-size-asian="14pt" style:font-size-complex="14pt"/>
    </style:style>
    <style:style style:name="P9" style:family="paragraph" style:parent-style-name="Text_20_body">
      <style:text-properties officeooo:rsid="0015daca" officeooo:paragraph-rsid="0015daca"/>
    </style:style>
    <style:style style:name="P10" style:family="paragraph" style:parent-style-name="Text_20_body">
      <style:text-properties officeooo:paragraph-rsid="001ce333"/>
    </style:style>
    <style:style style:name="P11" style:family="paragraph" style:parent-style-name="Text_20_body">
      <style:text-properties officeooo:rsid="001f692c" officeooo:paragraph-rsid="001f692c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1ce333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4" style:family="paragraph" style:parent-style-name="Standard" style:master-page-name="First_20_Page">
      <style:paragraph-properties style:page-number="auto">
        <style:tab-stops>
          <style:tab-stop style:position="13.998cm"/>
        </style:tab-stops>
      </style:paragraph-properties>
      <style:text-properties style:font-name="DejaVu Sans1" fo:font-size="13pt" style:font-size-asian="13pt" style:font-size-complex="13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2.797cm"/>
        </style:tab-stops>
      </style:paragraph-properties>
      <style:text-properties style:font-name="DejaVu Sans1" fo:font-size="13pt" style:font-size-asian="13pt" style:font-size-complex="13pt"/>
    </style:style>
    <style:style style:name="P16" style:family="paragraph" style:parent-style-name="Heading_20_1">
      <style:text-properties officeooo:rsid="0012fafb" officeooo:paragraph-rsid="0012fafb"/>
    </style:style>
    <style:style style:name="P17" style:family="paragraph" style:parent-style-name="Heading_20_1">
      <style:text-properties officeooo:rsid="001fde01" officeooo:paragraph-rsid="001fde01"/>
    </style:style>
    <style:style style:name="P18" style:family="paragraph" style:parent-style-name="Heading_20_1">
      <style:paragraph-properties fo:break-before="page"/>
      <style:text-properties officeooo:rsid="001ec047" officeooo:paragraph-rsid="001ec047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2fafb"/>
    </style:style>
    <style:style style:name="T3" style:family="text">
      <style:text-properties officeooo:rsid="0014907a"/>
    </style:style>
    <style:style style:name="T4" style:family="text">
      <style:text-properties officeooo:rsid="0017cb6c"/>
    </style:style>
    <style:style style:name="T5" style:family="text">
      <style:text-properties officeooo:rsid="0019955d"/>
    </style:style>
    <style:style style:name="T6" style:family="text">
      <style:text-properties officeooo:rsid="001ce333"/>
    </style:style>
    <style:style style:name="T7" style:family="text">
      <style:text-properties officeooo:rsid="001f83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SAMBERT-PAYET Steven<text:tab/>Gr<text:span text:style-name="T2">oupe</text:span> 3.2</text:p>
      <text:p text:style-name="P3">GUBAREVICH Ales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Rapport TP 3-4 :</text:p>
      <text:p text:style-name="P1">Chiffre de Vigener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4"/>
      <text:p text:style-name="P15"><text:span text:style-name="T3">Programmation parallèle</text:span><text:tab/>Année 2017-2018</text:p>
      <text:h text:style-name="P16" text:outline-level="1"><text:soft-page-break/>I.Introduction</text:h>
      <text:p text:style-name="P9">Dans ce TP, le but était de paralléliser un programme décryptant un texte codé à l’aide d’une clé utilisant la technique du chiffre de Vigenere.</text:p>
      <text:p text:style-name="P9">Le programme était partagé en 3 sous-parties :</text:p>
      <text:p text:style-name="P9"><text:tab/>-La lecture du fichier crypté<text:span text:style-name="T4">(I)</text:span>,</text:p>
      <text:p text:style-name="P9"><text:tab/>-La détermination de la clé du fichier crypté<text:span text:style-name="T4">(II)</text:span>,</text:p>
      <text:p text:style-name="P9"><text:tab/>-Le décryptage du fichier avec la clé trouvé à l’étape <text:span text:style-name="T4">II(III)</text:span>.</text:p>
      <text:p text:style-name="P9">Concernant le programme, les sous-programmes étaient les suivants :</text:p>
      <text:p text:style-name="P9"><text:tab/>-<text:span text:style-name="T5">(I)</text:span>char * readText(char *filename):ouvre le fichier filename et <text:span text:style-name="T4">copie le texte contenu dans le fichier dans une variable char *,</text:span></text:p>
      <text:p text:style-name="P9"><text:tab/>-<text:span text:style-name="T5">(II)int encodePrimeFactorization(int number) :à partir d’un nombre et de quelques nombres premiers, renvoie le nombre codé factorisé,</text:span></text:p>
      <text:p text:style-name="P9"><text:tab/>-<text:span text:style-name="T5">(II)int decodePrimeFactorization(int code):produit l’inverse du programme précédant soit renvoie le nombre non factorisé(number du programme précédant),</text:span></text:p>
      <text:p text:style-name="P9"><text:tab/>-<text:span text:style-name="T6">(II)int computeKeyLength(char *text):renvoie la longueur estimé de la clé,</text:span></text:p>
      <text:p text:style-name="P9"><text:tab/>-<text:span text:style-name="T6">(II)char *computeKey(int key_length, char *text) : à l’aide la longueur de la clé trouvé précédemment et du texte, trouve la clé et la renvoie,</text:span></text:p>
      <text:p text:style-name="P9"><text:tab/>-<text:span text:style-name="T6">(III)char *decipher(char *ciphertext, char *key) : décode le texte à l’aide la clé trouvé.</text:span></text:p>
      <text:h text:style-name="P18" text:outline-level="1">II.Choix de parallélisation</text:h>
      <text:p text:style-name="P11">Les choix ci-dessous ont été fait<text:span text:style-name="T7">s</text:span> selon le tableau de la partie mesure de performance(Partie III).</text:p>
      <text:p text:style-name="Text_20_body">La boucle de la ligne 21 n’est pas parallélisable puisqu’on ne connaît pas le nombre d’itérations de la boucle en avance (et parce qu’on peut pas paralléliser une lecture de fichier).</text:p>
      <text:p text:style-name="Text_20_body">La boucle de la ligne 31 ne peut être parallélisée à cause de la variable <text:span text:style-name="T1">code</text:span> qui est changé d’une manière non triviale à chaque itération de la boucle (multiplication par 2, sous une certaine condition addition de 1).</text:p>
      <text:p text:style-name="Text_20_body">La boucle de la ligne 44 ne peut pas être parallélisée à cause de la variable partagée <text:span text:style-name="T1">code</text:span> qui est utilisée dans la condition du <text:span text:style-name="T1">if</text:span> et, donc, chaque itération de la boucle à besoin de la valeur obtenue à l’itération précédente.</text:p>
      <text:p text:style-name="Text_20_body">La boucle de la ligne 57 pourrait être parallélisée, mais les mesures de temps ont montré qu’on ne gagne pas de temps à l’exécution en le faisant (voir tableau).</text:p>
      <text:p text:style-name="Text_20_body">La boucle de la ligne 60 était parallélisée puisque la parallélisation permet d’économiser du temps (voir tableau). Par contre, elle l’était avec un <text:span text:style-name="T1">schedule(dynamic)</text:span> puisqu’un <text:span text:style-name="T1">schedule</text:span> par défaut ne serait pas équilibré (parce que plus le compteur <text:span text:style-name="T1">i</text:span> est grand, plus le nombre d’itérations de la boucle intérieure est petit).</text:p>
      <text:p text:style-name="Text_20_body">La boucle de la ligne 61 n’est pas parallélisée puisque c’est une boucle intérieure de la boucle précédente qui est déjà parallélisée.</text:p>
      <text:p text:style-name="Text_20_body">On ne peut pas paralléliser la boucle de la ligne 64 puisqu’elle est une boucle intérieure de la boucle précédente, et parce qu’on ne connaît pas le nombre d’itérations en avance.</text:p>
      <text:p text:style-name="Text_20_body">La boucle de la ligne 77 ne peux pas être parallélisée parce que tout le corps de la boucle devrait être placé dans une section critique (à cause des variables partagées <text:span text:style-name="T1">max_num_facts</text:span> et <text:span text:style-name="T1">most_frequent_fact</text:span>) ce qui rendrait la parallélisation de la boucle inutile.</text:p>
      <text:p text:style-name="Text_20_body"><text:soft-page-break/>Il n’y a pas d’utilité de paralléliser la boucle de la ligne 93, puisque malgré le fait qu’en théorie elle peut l’être, on obtient une perte de temps (voir tableau).</text:p>
      <text:p text:style-name="Text_20_body">La boucle de la ligne 95 est une boucle intérieure, donc, on ne la parallélise pas.</text:p>
      <text:p text:style-name="Text_20_body">La boucle de la ligne 99 peut bien être paralléliser puisqu’on obtient un gain du temps (voir tableau).</text:p>
      <text:p text:style-name="Text_20_body">La boucle de la ligne 100 est une boucle intérieure d’une boucle parallélisée, donc, pas de parallélisation.</text:p>
      <text:p text:style-name="Text_20_body">La même réflexion et la même conclusion pour la boucle de la ligne 105.</text:p>
      <text:p text:style-name="Text_20_body">On n’a pas observé de différence entre le temps séquentiel et le temps parallèle de l’exécution de la boucle de la ligne 114 (voir tableau), donc, elle peut être laissée non parallélisée.</text:p>
      <text:p text:style-name="P10">La boucle de la ligne 128 peut être parallélisée, on obtient un gain de temps (voir tableau). Par contre, il faut faire attention à la variable <text:span text:style-name="T1">j</text:span>. Elle agit comme un compteur modulo <text:span text:style-name="T1">key_length</text:span> qui ne pose pas de problèmes en séquentiel, mais pour avoir un bon fonctionnement en parallèle, il faut s’assurer que la variable <text:span text:style-name="T1">j</text:span> a bien la même valeur qu’elle aurait dans une exécution séquentielle. Pour cela, on la rend privée, et on distribue les itérations de boucle par « portions » de longueur <text:span text:style-name="T1">key_length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7" text:outline-level="1"><text:soft-page-break/>III.Mesure des performances</text:h>
      <text:p text:style-name="P12"><text:tab/>Toutes les mesures de temps étaient effectuées 3 fois sur les machines des salles de TP avec 4 cœurs. C’est la moyenne des 3 mesures qui sera indiqué dans les tableaux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3">Ligne de la boucle</text:p>
          </table:table-cell>
          <table:table-cell table:style-name="Tableau1.A1" office:value-type="string">
            <text:p text:style-name="P13">Temps en séquentiel, en secondes</text:p>
          </table:table-cell>
          <table:table-cell table:style-name="Tableau1.A1" office:value-type="string">
            <text:p text:style-name="P13">Temps en parallèle, en secondes</text:p>
          </table:table-cell>
        </table:table-row>
        <table:table-row table:style-name="Tableau1.1">
          <table:table-cell table:style-name="Tableau1.A1" office:value-type="string">
            <text:p text:style-name="P6">57</text:p>
          </table:table-cell>
          <table:table-cell table:style-name="Tableau1.A1" office:value-type="string">
            <text:p text:style-name="P6">0.000005</text:p>
          </table:table-cell>
          <table:table-cell table:style-name="Tableau1.A1" office:value-type="string">
            <text:p text:style-name="P6">0.000348</text:p>
          </table:table-cell>
        </table:table-row>
        <table:table-row table:style-name="Tableau1.1">
          <table:table-cell table:style-name="Tableau1.A1" office:value-type="string">
            <text:p text:style-name="P6">60</text:p>
          </table:table-cell>
          <table:table-cell table:style-name="Tableau1.A1" office:value-type="string">
            <text:p text:style-name="P6">0.126593<text:bookmark text:name="_GoBack"/></text:p>
          </table:table-cell>
          <table:table-cell table:style-name="Tableau1.A1" office:value-type="string">
            <text:p text:style-name="P6">0.036770</text:p>
          </table:table-cell>
        </table:table-row>
        <table:table-row table:style-name="Tableau1.1">
          <table:table-cell table:style-name="Tableau1.A1" office:value-type="string">
            <text:p text:style-name="P6">93</text:p>
          </table:table-cell>
          <table:table-cell table:style-name="Tableau1.A1" office:value-type="string">
            <text:p text:style-name="P6">0.000002</text:p>
          </table:table-cell>
          <table:table-cell table:style-name="Tableau1.A1" office:value-type="string">
            <text:p text:style-name="P6">0.000068</text:p>
          </table:table-cell>
        </table:table-row>
        <table:table-row table:style-name="Tableau1.1">
          <table:table-cell table:style-name="Tableau1.A1" office:value-type="string">
            <text:p text:style-name="P6">99</text:p>
          </table:table-cell>
          <table:table-cell table:style-name="Tableau1.A1" office:value-type="string">
            <text:p text:style-name="P6">0.000044</text:p>
          </table:table-cell>
          <table:table-cell table:style-name="Tableau1.A1" office:value-type="string">
            <text:p text:style-name="P6">0.000023</text:p>
          </table:table-cell>
        </table:table-row>
        <table:table-row table:style-name="Tableau1.1">
          <table:table-cell table:style-name="Tableau1.A1" office:value-type="string">
            <text:p text:style-name="P6">114</text:p>
          </table:table-cell>
          <table:table-cell table:style-name="Tableau1.A1" office:value-type="string">
            <text:p text:style-name="P6">0.000001</text:p>
          </table:table-cell>
          <table:table-cell table:style-name="Tableau1.A1" office:value-type="string">
            <text:p text:style-name="P6">0.000001</text:p>
          </table:table-cell>
        </table:table-row>
        <table:table-row table:style-name="Tableau1.1">
          <table:table-cell table:style-name="Tableau1.A1" office:value-type="string">
            <text:p text:style-name="P6">128</text:p>
          </table:table-cell>
          <table:table-cell table:style-name="Tableau1.A1" office:value-type="string">
            <text:p text:style-name="P6">0.000105</text:p>
          </table:table-cell>
          <table:table-cell table:style-name="Tableau1.A1" office:value-type="string">
            <text:p text:style-name="P6">0.000044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1cm" style:auto-text-indent="false"/>
      <style:text-properties fo:font-size="13pt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solid" draw:fill-color="#ff3333" draw:opacity="100%"/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ffffff" style:font-name="DejaVu Sans1" fo:font-size="14pt" fo:background-color="transparent" style:font-size-asian="14pt" style:font-size-complex="14pt"/>
    </style:style>
    <style:style style:name="MP2" style:family="paragraph" style:parent-style-name="Footer" style:master-page-name="">
      <loext:graphic-properties draw:fill="solid" draw:fill-color="#ff3333" draw:opacity="100%"/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ffffff" style:font-name="DejaVu Sans1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34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TP 3-4: Chiffre de Vigenere</text:p>
      </style:header>
      <style:footer>
        <text:p text:style-name="MP2"><text:page-number text:select-page="current">3</text:page-number>/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 GUBAREVICH</meta:initial-creator>
    <meta:editing-cycles>13</meta:editing-cycles>
    <meta:creation-date>2017-11-29T23:17:00</meta:creation-date>
    <dc:date>2017-11-30T15:07:40.978204428</dc:date>
    <meta:editing-duration>PT27M53S</meta:editing-duration>
    <meta:generator>LibreOffice/5.1.6.2$Linux_X86_64 LibreOffice_project/10m0$Build-2</meta:generator>
    <meta:document-statistic meta:table-count="1" meta:image-count="0" meta:object-count="0" meta:page-count="5" meta:paragraph-count="60" meta:word-count="778" meta:character-count="4739" meta:non-whitespace-character-count="40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